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7B0000738D514E8259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23.814cm" draw:z-index="0"><draw:image xlink:href="Pictures/200000070000527B0000738D514E8259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LIES Association loi 1901</meta:initial-creator>
    <meta:creation-date>2012-09-27T15:04:22.17</meta:creation-date>
    <meta:document-statistic meta:table-count="0" meta:image-count="1" meta:object-count="0" meta:page-count="1" meta:paragraph-count="0" meta:word-count="0" meta:character-count="0"/>
    <dc:date>2012-09-27T15:05:26.37</dc:date>
    <dc:creator>FOLIES Association loi 1901</dc:creator>
    <meta:editing-duration>PT1M5S</meta:editing-duration>
    <meta:editing-cycles>1</meta:editing-cycles>
    <meta:generator>OpenOffice.org/3.3$Win32 OpenOffice.org_project/330m20$Build-9567</meta:generator>
  </office:meta>
</office:document-meta>
</file>